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5ad5f" officeooo:paragraph-rsid="0015ad5f"/>
    </style:style>
    <style:style style:name="P2" style:family="paragraph" style:parent-style-name="Standard">
      <style:paragraph-properties fo:text-align="start" style:justify-single-word="false"/>
      <style:text-properties fo:font-size="14pt" officeooo:rsid="0015ad5f" officeooo:paragraph-rsid="0015ad5f" style:font-size-asian="14pt" style:font-size-complex="14pt"/>
    </style:style>
    <style:style style:name="P3" style:family="paragraph" style:parent-style-name="Standard">
      <style:paragraph-properties fo:text-align="start" style:justify-single-word="false"/>
      <style:text-properties fo:font-size="14pt" officeooo:rsid="0015ad5f" officeooo:paragraph-rsid="0016e34b" style:font-size-asian="14pt" style:font-size-complex="14pt"/>
    </style:style>
    <style:style style:name="P4" style:family="paragraph" style:parent-style-name="Standard">
      <style:paragraph-properties fo:text-align="start" style:justify-single-word="false"/>
      <style:text-properties fo:font-size="14pt" officeooo:rsid="0015dcc7" officeooo:paragraph-rsid="0015dcc7" style:font-size-asian="14pt" style:font-size-complex="14pt"/>
    </style:style>
    <style:style style:name="P5" style:family="paragraph" style:parent-style-name="Standard">
      <style:paragraph-properties fo:text-align="start" style:justify-single-word="false"/>
      <style:text-properties fo:font-size="14pt" officeooo:rsid="0015dcc7" officeooo:paragraph-rsid="0016e34b" style:font-size-asian="14pt" style:font-size-complex="14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officeooo:rsid="0015ad5f" officeooo:paragraph-rsid="0015ad5f" style:font-size-asian="16pt" style:font-size-complex="16pt"/>
    </style:style>
    <style:style style:name="P7" style:family="paragraph" style:parent-style-name="Standard">
      <style:paragraph-properties fo:text-align="start" style:justify-single-word="false"/>
      <style:text-properties officeooo:paragraph-rsid="0016e34b"/>
    </style:style>
    <style:style style:name="P8" style:family="paragraph" style:parent-style-name="Standard">
      <style:paragraph-properties fo:text-align="start" style:justify-single-word="false"/>
      <style:text-properties fo:font-size="14pt" officeooo:rsid="0015ad5f" officeooo:paragraph-rsid="0016e34b" style:font-size-asian="14pt" style:font-size-complex="14pt"/>
    </style:style>
    <style:style style:name="T1" style:family="text">
      <style:text-properties officeooo:rsid="0015dcc7"/>
    </style:style>
    <style:style style:name="T2" style:family="text">
      <style:text-properties officeooo:rsid="0016e34b"/>
    </style:style>
    <style:style style:name="T3" style:family="text">
      <style:text-properties officeooo:rsid="001797f6"/>
    </style:style>
    <style:style style:name="T4" style:family="text">
      <style:text-properties fo:font-size="14pt" style:font-size-asian="14pt" style:font-size-complex="14pt"/>
    </style:style>
    <style:style style:name="T5" style:family="text">
      <style:text-properties fo:font-size="14pt" officeooo:rsid="0015ad5f" style:font-size-asian="14pt" style:font-size-complex="14pt"/>
    </style:style>
    <style:style style:name="T6" style:family="text">
      <style:text-properties fo:font-size="14pt" officeooo:rsid="001797f6"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te-rendu projet CDIN-web/communication </text:p>
      <text:p text:style-name="P1"/>
      <text:p text:style-name="P1"/>
      <text:p text:style-name="P3">Lors de la conception du site web, nous n’avons rencontrés aucuns gros problèmes. Ce grâce à une bonne organisation entre nous et un travail régulier.</text:p>
      <text:p text:style-name="P7"><text:span text:style-name="T5"><text:line-break/>Un point négatif pourrait être la perte d’un des membres du groupe, </text:span><text:span text:style-name="T6">mais nous avons </text:span><text:span text:style-name="T4">réussi à nous relever de cette </text:span><text:span text:style-name="T6">triste et tragique </text:span><text:span text:style-name="T4">mésaventure.</text:span></text:p>
      <text:p text:style-name="P3"/>
      <text:p text:style-name="P2">Lors de l’<text:span text:style-name="T1">écriture des résumés des articles nous avons eu un peu de mal à trouver des points positifs et négatifs. C’est pourquoi nous avons opté des fois pour un simple résumé qui laisse au lecteur se faire un avis sur le partis pris par l’article.</text:span></text:p>
      <text:p text:style-name="P5">Pour ce qui est de coder le site web, nous nous somme posés la question de comment rendre le texte lisible malgré l’image de fond certes jolie mais quelques peut envahissante lorsqu’on se met à lire de manière approfondie. </text:p>
      <text:p text:style-name="P5">Afin d’y remédier nous avons ajoutés un fond blanc transparent à l’arrière, afin de faciliter la lecture, puis par la suite une animation qui rend ce fond plus foncé lorsque l’on passe la sourie sur le texte.</text:p>
      <text:p text:style-name="P4"/>
      <text:p text:style-name="P4">Lors de la recherche du logo nous avions opté dans un premier temps pour un gif animé afin d’attirer le regard. Après quelque recherche n’ayant pas trouvés comment faire, nous nous sommes ravisés et avons opté pour une image fixe représentant des points reliés.</text:p>
      <text:p text:style-name="P4"/>
      <text:p text:style-name="P4">Lorsque nous avons implémenté la vidéo dans la section bibliographie nous avons eu un problème, car la vidéo refusait de se lancer. Mais le lendemain la vidéo fonctionnait comme par magie, ce qui fut un évènement inattendu mais apprécié.</text:p>
      <text:p text:style-name="P4"/>
      <text:p text:style-name="P4">Enfin <text:span text:style-name="T2">en discutant avec d’autres personnes dans notre groupe nous nous sommes rendues compte que nos sujets étaient intimement liés. Nous nous sommes donc mis d’accord pour mettre un lien vers le site de l’autre afin que l’utilisateur intéressé puisse se renseigner facilement sur le sujet concerné.</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oto Sans CJK SC" style:font-family-asian="'Noto Sans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oto Sans CJK SC" style:font-family-asian="'Noto Sans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8T23:03:36.013236186</meta:creation-date>
    <dc:date>2019-12-08T23:59:25.834000000</dc:date>
    <meta:editing-duration>PT7M41S</meta:editing-duration>
    <meta:editing-cycles>2</meta:editing-cycles>
    <meta:generator>LibreOffice/6.3.3.2$Windows_X86_64 LibreOffice_project/a64200df03143b798afd1ec74a12ab50359878ed</meta:generator>
    <meta:document-statistic meta:table-count="0" meta:image-count="0" meta:object-count="0" meta:page-count="1" meta:paragraph-count="9" meta:word-count="305" meta:character-count="1817" meta:non-whitespace-character-count="1518"/>
  </office:meta>
</office:document-meta>
</file>